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11c48" officeooo:paragraph-rsid="00011c48"/>
    </style:style>
    <style:style style:name="P2" style:family="paragraph" style:parent-style-name="Standard">
      <style:paragraph-properties fo:text-align="justify" style:justify-single-word="false"/>
      <style:text-properties fo:language="en" fo:country="US" officeooo:rsid="000182fe" officeooo:paragraph-rsid="000182fe"/>
    </style:style>
    <style:style style:name="T1" style:family="text">
      <style:text-properties officeooo:rsid="00034525"/>
    </style:style>
    <style:style style:name="T2" style:family="text">
      <style:text-properties officeooo:rsid="00046552"/>
    </style:style>
    <style:style style:name="T3" style:family="text">
      <style:text-properties fo:language="ru" fo:country="RU" officeooo:rsid="00046552"/>
    </style:style>
    <style:style style:name="T4" style:family="text">
      <style:text-properties fo:language="ru" fo:country="RU" officeooo:rsid="0007a0a8"/>
    </style:style>
    <style:style style:name="T5" style:family="text">
      <style:text-properties officeooo:rsid="0007a0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notation</text:p>
      <text:p text:style-name="P2">This article addresses the subject of rich, portable and large-scale pedestrian data collection. <text:span text:style-name="T1">Particular attention is given to pedestrian datasets as essential tools for multiple applications. Analysis of current state of pedestrian datasets is given. New system for pedestrian data collection is described. Demonstration of said system is provided through a dataset collection in large indoor space. </text:span><text:span text:style-name="T2">Evaluation of collected dataset is made. The conclusion </text:span><text:span text:style-name="T4">r</text:span><text:span text:style-name="T5">egarding</text:span><text:span text:style-name="T2"> the results of study is giv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4T02:10:06.645000000</meta:creation-date>
    <meta:editing-duration>PT22M45S</meta:editing-duration>
    <meta:editing-cycles>4</meta:editing-cycles>
    <meta:generator>LibreOffice/7.1.3.2$Windows_X86_64 LibreOffice_project/47f78053abe362b9384784d31a6e56f8511eb1c1</meta:generator>
    <dc:date>2022-03-14T14:41:11.951000000</dc:date>
    <meta:document-statistic meta:table-count="0" meta:image-count="0" meta:object-count="0" meta:page-count="1" meta:paragraph-count="2" meta:word-count="73" meta:character-count="510" meta:non-whitespace-character-count="439"/>
  </office:meta>
</office:document-meta>
</file>